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Thonburi" svg:font-family="Thonburi" style:font-family-generic="roman"/>
    <style:font-face style:name="UICTFontTextStyleBody" svg:font-family="UICTFontTextStyleBody" style:font-family-generic="roman"/>
    <style:font-face style:name="TH SarabunPSK" svg:font-family="TH SarabunPSK" style:font-family-generic="swiss" style:font-pitch="variable" svg:panose-1="2 11 5 0 4 2 0 2 0 3"/>
    <style:font-face style:name="TH Sarabun New" svg:font-family="TH Sarabun New" style:font-family-generic="swiss" style:font-pitch="variable" svg:panose-1="2 11 5 0 4 2 0 2 0 3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</office:font-face-decl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666in"/>
    </style:style>
    <style:style style:name="T2" style:parent-style-name="DefaultParagraphFont" style:family="text">
      <style:text-properties style:font-name="TH SarabunPSK" style:font-name-complex="TH SarabunPSK" fo:font-weight="bold" style:font-weight-asian="bold" style:font-weight-complex="bold" fo:font-size="18pt" style:font-size-asian="18pt" style:font-size-complex="18pt" style:script-type="complex"/>
    </style:style>
    <style:style style:name="P3" style:parent-style-name="Normal" style:family="paragraph">
      <style:paragraph-properties fo:margin-bottom="0.1666in" fo:margin-left="0.5in" fo:text-indent="-0.2041in">
        <style:tab-stops/>
      </style:paragraph-properties>
    </style:style>
    <style:style style:name="T4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5" style:parent-style-name="Normal" style:family="paragraph">
      <style:paragraph-properties fo:margin-bottom="0.1666in" fo:margin-left="1in" fo:text-indent="-0.3104in">
        <style:tab-stops/>
      </style:paragraph-properties>
    </style:style>
    <style:style style:name="T6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7" style:parent-style-name="Normal" style:family="paragraph">
      <style:paragraph-properties fo:text-align="start" fo:margin-bottom="0.1666in" fo:text-indent="0.6895in"/>
    </style:style>
    <style:style style:name="T8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9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10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1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2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3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4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15" style:parent-style-name="Normal" style:family="paragraph">
      <style:paragraph-properties fo:text-align="start" fo:margin-bottom="0.1666in" fo:text-indent="0.6895in"/>
    </style:style>
    <style:style style:name="T16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7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8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9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0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1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22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3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4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5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26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7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28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9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30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31" style:parent-style-name="Normal" style:family="paragraph">
      <style:paragraph-properties fo:text-align="start" fo:margin-bottom="0.1666in" fo:text-indent="0.6895in"/>
    </style:style>
    <style:style style:name="T32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3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4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5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6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37" style:parent-style-name="Normal" style:family="paragraph">
      <style:paragraph-properties fo:text-align="start" fo:text-indent="0.6895in"/>
    </style:style>
    <style:style style:name="T38" style:parent-style-name="DefaultParagraphFont" style:family="text">
      <style:text-properties style:font-name="TH Sarabun New" style:font-name-complex="TH Sarabun New" fo:font-size="18pt" style:font-size-asian="18pt" style:font-size-complex="18pt" style:script-type="complex"/>
    </style:style>
    <style:style style:name="T39" style:parent-style-name="DefaultParagraphFont" style:family="text">
      <style:text-properties style:font-name="TH Sarabun New" style:font-name-complex="TH Sarabun New" fo:font-size="18pt" style:font-size-asian="18pt" style:font-size-complex="18pt"/>
    </style:style>
    <style:style style:name="T40" style:parent-style-name="DefaultParagraphFont" style:family="text">
      <style:text-properties style:font-name="TH Sarabun New" style:font-name-complex="TH Sarabun New" fo:font-size="18pt" style:font-size-asian="18pt" style:font-size-complex="18pt" style:script-type="complex"/>
    </style:style>
    <style:style style:name="T41" style:parent-style-name="DefaultParagraphFont" style:family="text">
      <style:text-properties style:font-name="TH Sarabun New" style:font-name-complex="TH Sarabun New" fo:font-size="18pt" style:font-size-asian="18pt" style:font-size-complex="18pt"/>
    </style:style>
    <style:style style:name="T42" style:parent-style-name="DefaultParagraphFont" style:family="text">
      <style:text-properties style:font-name="TH Sarabun New" style:font-name-complex="TH Sarabun New" fo:font-size="18pt" style:font-size-asian="18pt" style:font-size-complex="18pt" style:script-type="complex"/>
    </style:style>
    <style:style style:name="T43" style:parent-style-name="DefaultParagraphFont" style:family="text">
      <style:text-properties style:font-name="TH Sarabun New" style:font-name-complex="TH Sarabun New" fo:font-size="18pt" style:font-size-asian="18pt" style:font-size-complex="18pt" style:script-type="complex"/>
    </style:style>
    <style:style style:name="T44" style:parent-style-name="DefaultParagraphFont" style:family="text">
      <style:text-properties style:font-name="TH Sarabun New" style:font-name-complex="TH Sarabun New" fo:font-size="18pt" style:font-size-asian="18pt" style:font-size-complex="18pt" style:script-type="complex"/>
    </style:style>
    <style:style style:name="T45" style:parent-style-name="DefaultParagraphFont" style:family="text">
      <style:text-properties style:font-name="TH Sarabun New" style:font-name-complex="TH Sarabun New" fo:font-size="18pt" style:font-size-asian="18pt" style:font-size-complex="18pt" style:script-type="complex"/>
    </style:style>
    <style:style style:name="T46" style:parent-style-name="DefaultParagraphFont" style:family="text">
      <style:text-properties style:font-name="TH Sarabun New" style:font-name-complex="TH Sarabun New" fo:font-size="18pt" style:font-size-asian="18pt" style:font-size-complex="18pt" style:script-type="complex"/>
    </style:style>
    <style:style style:name="T47" style:parent-style-name="DefaultParagraphFont" style:family="text">
      <style:text-properties style:font-name="TH Sarabun New" style:font-name-complex="TH Sarabun New" fo:font-size="18pt" style:font-size-asian="18pt" style:font-size-complex="18pt" style:script-type="complex"/>
    </style:style>
    <style:style style:name="T48" style:parent-style-name="DefaultParagraphFont" style:family="text">
      <style:text-properties style:font-name="TH Sarabun New" style:font-name-complex="TH Sarabun New" fo:font-size="18pt" style:font-size-asian="18pt" style:font-size-complex="18pt" style:script-type="complex"/>
    </style:style>
    <style:style style:name="T49" style:parent-style-name="DefaultParagraphFont" style:family="text">
      <style:text-properties style:font-name="TH Sarabun New" style:font-name-complex="TH Sarabun New" fo:font-size="18pt" style:font-size-asian="18pt" style:font-size-complex="18pt" style:script-type="complex"/>
    </style:style>
    <style:style style:name="T50" style:parent-style-name="DefaultParagraphFont" style:family="text">
      <style:text-properties style:font-name="TH Sarabun New" style:font-name-complex="TH Sarabun New" fo:font-size="18pt" style:font-size-asian="18pt" style:font-size-complex="18pt" style:script-type="complex"/>
    </style:style>
    <style:style style:name="T51" style:parent-style-name="DefaultParagraphFont" style:family="text">
      <style:text-properties style:font-name="TH Sarabun New" style:font-name-complex="TH Sarabun New" fo:font-size="18pt" style:font-size-asian="18pt" style:font-size-complex="18pt" style:script-type="complex"/>
    </style:style>
    <style:style style:name="T52" style:parent-style-name="DefaultParagraphFont" style:family="text">
      <style:text-properties style:font-name="TH Sarabun New" style:font-name-complex="TH Sarabun New" fo:font-size="18pt" style:font-size-asian="18pt" style:font-size-complex="18pt" style:script-type="complex"/>
    </style:style>
    <style:style style:name="T53" style:parent-style-name="DefaultParagraphFont" style:family="text">
      <style:text-properties style:font-name="TH Sarabun New" style:font-name-complex="TH Sarabun New" fo:font-size="18pt" style:font-size-asian="18pt" style:font-size-complex="18pt" style:script-type="complex"/>
    </style:style>
    <style:style style:name="T54" style:parent-style-name="DefaultParagraphFont" style:family="text">
      <style:text-properties style:font-name="TH Sarabun New" style:font-name-complex="TH Sarabun New" fo:font-size="18pt" style:font-size-asian="18pt" style:font-size-complex="18pt" style:script-type="complex"/>
    </style:style>
    <style:style style:name="T55" style:parent-style-name="DefaultParagraphFont" style:family="text">
      <style:text-properties style:font-name="TH Sarabun New" style:font-name-complex="TH Sarabun New" fo:font-size="18pt" style:font-size-asian="18pt" style:font-size-complex="18pt"/>
    </style:style>
    <style:style style:name="T56" style:parent-style-name="DefaultParagraphFont" style:family="text">
      <style:text-properties style:font-name="TH Sarabun New" style:font-name-complex="TH Sarabun New" fo:font-size="18pt" style:font-size-asian="18pt" style:font-size-complex="18pt" style:script-type="complex"/>
    </style:style>
    <style:style style:name="T57" style:parent-style-name="DefaultParagraphFont" style:family="text">
      <style:text-properties style:font-name="TH Sarabun New" style:font-name-complex="TH Sarabun New" fo:font-size="18pt" style:font-size-asian="18pt" style:font-size-complex="18pt" style:script-type="complex"/>
    </style:style>
    <style:style style:name="P58" style:parent-style-name="Normal" style:family="paragraph">
      <style:paragraph-properties fo:text-align="start" style:vertical-align="baseline" fo:margin-bottom="0.1666in" style:line-height-at-least="0.2187in" fo:text-indent="0.6895in"/>
    </style:style>
    <style:style style:name="T59" style:parent-style-name="DefaultParagraphFont" style:family="text">
      <style:text-properties style:font-name="TH SarabunPSK" style:font-name-complex="TH SarabunPSK" fo:color="#1A1A1A" fo:font-size="18pt" style:font-size-asian="18pt" style:font-size-complex="18pt" style:script-type="complex"/>
    </style:style>
    <style:style style:name="T60" style:parent-style-name="DefaultParagraphFont" style:family="text">
      <style:text-properties style:font-name="TH SarabunPSK" style:font-name-complex="TH SarabunPSK" fo:color="#1A1A1A" fo:font-size="18pt" style:font-size-asian="18pt" style:font-size-complex="18pt"/>
    </style:style>
    <style:style style:name="T61" style:parent-style-name="DefaultParagraphFont" style:family="text">
      <style:text-properties style:font-name="TH SarabunPSK" style:font-name-complex="TH SarabunPSK" fo:color="#1A1A1A" fo:font-size="18pt" style:font-size-asian="18pt" style:font-size-complex="18pt" style:script-type="complex"/>
    </style:style>
    <style:style style:name="T62" style:parent-style-name="DefaultParagraphFont" style:family="text">
      <style:text-properties style:font-name="TH SarabunPSK" style:font-name-complex="TH SarabunPSK" fo:color="#1A1A1A" fo:font-size="18pt" style:font-size-asian="18pt" style:font-size-complex="18pt" style:script-type="complex"/>
    </style:style>
    <style:style style:name="T63" style:parent-style-name="DefaultParagraphFont" style:family="text">
      <style:text-properties style:font-name="TH SarabunPSK" style:font-name-complex="TH SarabunPSK" fo:color="#1A1A1A" fo:font-size="18pt" style:font-size-asian="18pt" style:font-size-complex="18pt" style:script-type="complex"/>
    </style:style>
    <style:style style:name="T64" style:parent-style-name="DefaultParagraphFont" style:family="text">
      <style:text-properties style:font-name="TH SarabunPSK" style:font-name-complex="TH SarabunPSK" fo:color="#1A1A1A" fo:font-size="18pt" style:font-size-asian="18pt" style:font-size-complex="18pt"/>
    </style:style>
    <style:style style:name="T65" style:parent-style-name="DefaultParagraphFont" style:family="text">
      <style:text-properties style:font-name="TH SarabunPSK" style:font-name-complex="TH SarabunPSK" fo:color="#1A1A1A" fo:font-size="18pt" style:font-size-asian="18pt" style:font-size-complex="18pt" style:script-type="complex"/>
    </style:style>
    <style:style style:name="T66" style:parent-style-name="DefaultParagraphFont" style:family="text">
      <style:text-properties style:font-name="TH SarabunPSK" style:font-name-complex="TH SarabunPSK" fo:color="#1A1A1A" fo:font-size="18pt" style:font-size-asian="18pt" style:font-size-complex="18pt"/>
    </style:style>
    <style:style style:name="T67" style:parent-style-name="DefaultParagraphFont" style:family="text">
      <style:text-properties style:font-name="TH SarabunPSK" style:font-name-complex="TH SarabunPSK" fo:color="#1A1A1A" fo:font-size="18pt" style:font-size-asian="18pt" style:font-size-complex="18pt" style:script-type="complex"/>
    </style:style>
    <style:style style:name="P68" style:parent-style-name="Normal" style:family="paragraph">
      <style:paragraph-properties fo:margin-bottom="0.1666in"/>
      <style:text-properties style:font-name="TH SarabunPSK" style:font-name-asian="Times New Roman" style:font-name-complex="TH SarabunPSK" fo:font-size="18pt" style:font-size-asian="18pt" style:font-size-complex="18pt"/>
    </style:style>
    <style:style style:name="P69" style:parent-style-name="Normal" style:family="paragraph">
      <style:paragraph-properties fo:margin-bottom="0.1666in" fo:margin-left="1in" fo:text-indent="-0.3104in">
        <style:tab-stops/>
      </style:paragraph-properties>
      <style:text-properties style:font-name="TH SarabunPSK" style:font-name-complex="TH SarabunPSK" fo:font-size="18pt" style:font-size-asian="18pt" style:font-size-complex="18pt"/>
    </style:style>
    <style:style style:name="P70" style:parent-style-name="Normal" style:family="paragraph">
      <style:paragraph-properties fo:margin-bottom="0.1666in" fo:margin-left="1in" fo:text-indent="-0.7041in">
        <style:tab-stops/>
      </style:paragraph-properties>
    </style:style>
    <style:style style:name="T71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72" style:parent-style-name="Normal" style:family="paragraph">
      <style:paragraph-properties fo:text-align="start" fo:margin-bottom="0.1666in" fo:text-indent="0.8861in"/>
    </style:style>
    <style:style style:name="T73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74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75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76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77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78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79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80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81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82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83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84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85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86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87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88" style:parent-style-name="Normal" style:family="paragraph">
      <style:paragraph-properties fo:text-align="start" fo:margin-bottom="0.1666in" fo:text-indent="0.8861in"/>
    </style:style>
    <style:style style:name="T89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90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91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92" style:parent-style-name="Normal" style:family="paragraph">
      <style:paragraph-properties fo:text-align="start" fo:margin-bottom="0.1666in"/>
    </style:style>
    <style:style style:name="T93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94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95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96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97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98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99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00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101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102" style:parent-style-name="Normal" style:family="paragraph">
      <style:paragraph-properties fo:text-align="start" fo:margin-bottom="0.1666in"/>
    </style:style>
    <style:style style:name="T103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104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05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106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07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108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09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110" style:parent-style-name="Normal" style:family="paragraph">
      <style:paragraph-properties fo:text-align="start" fo:margin-bottom="0.1666in"/>
    </style:style>
    <style:style style:name="T111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112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13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114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15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16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17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118" style:parent-style-name="Normal" style:family="paragraph">
      <style:paragraph-properties fo:text-align="start" fo:margin-bottom="0.1666in"/>
    </style:style>
    <style:style style:name="T119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120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21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122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123" style:parent-style-name="Normal" style:family="paragraph">
      <style:paragraph-properties fo:text-align="start" fo:margin-bottom="0.1666in"/>
    </style:style>
    <style:style style:name="T124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25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126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127" style:parent-style-name="Normal" style:family="paragraph">
      <style:paragraph-properties fo:text-align="start" fo:margin-bottom="0.1666in"/>
    </style:style>
    <style:style style:name="T128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129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30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131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132" style:parent-style-name="Normal" style:family="paragraph">
      <style:paragraph-properties fo:margin-bottom="0.1666in" fo:text-indent="0.7875in"/>
    </style:style>
    <style:style style:name="T133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134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35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136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37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138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39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40" style:parent-style-name="DefaultParagraphFont" style:family="text">
      <style:text-properties style:script-type="complex"/>
    </style:style>
    <style:style style:name="T141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142" style:parent-style-name="Normal" style:family="paragraph">
      <style:paragraph-properties fo:margin-bottom="0.1666in" fo:margin-left="0.5in">
        <style:tab-stops/>
      </style:paragraph-properties>
    </style:style>
    <style:style style:name="T143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44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145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146" style:parent-style-name="Normal" style:family="paragraph">
      <style:paragraph-properties fo:margin-bottom="0.1666in" fo:margin-left="0.5in">
        <style:tab-stops/>
      </style:paragraph-properties>
    </style:style>
    <style:style style:name="T147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48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149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150" style:parent-style-name="Normal" style:family="paragraph">
      <style:paragraph-properties fo:margin-bottom="0.1666in" fo:margin-left="0.5in">
        <style:tab-stops/>
      </style:paragraph-properties>
    </style:style>
    <style:style style:name="T151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52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153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154" style:parent-style-name="Normal" style:family="paragraph">
      <style:paragraph-properties fo:margin-bottom="0.1666in" fo:margin-left="0.5in">
        <style:tab-stops/>
      </style:paragraph-properties>
    </style:style>
    <style:style style:name="T155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56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157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158" style:parent-style-name="Normal" style:family="paragraph">
      <style:paragraph-properties fo:margin-bottom="0.1666in" fo:margin-left="0.5in">
        <style:tab-stops/>
      </style:paragraph-properties>
    </style:style>
    <style:style style:name="T159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60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161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162" style:parent-style-name="Normal" style:family="paragraph">
      <style:paragraph-properties fo:margin-bottom="0.1666in" fo:margin-left="0.5in">
        <style:tab-stops/>
      </style:paragraph-properties>
    </style:style>
    <style:style style:name="T163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64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165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166" style:parent-style-name="Normal" style:family="paragraph">
      <style:paragraph-properties fo:margin-bottom="0.1666in"/>
    </style:style>
    <style:style style:name="T167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168" style:parent-style-name="Normal" style:family="paragraph">
      <style:paragraph-properties fo:margin-bottom="0.1666in" fo:margin-left="1in" fo:text-indent="-0.5076in">
        <style:tab-stops/>
      </style:paragraph-properties>
    </style:style>
    <style:style style:name="T169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170" style:parent-style-name="Normal" style:family="paragraph">
      <style:paragraph-properties fo:text-align="start" fo:margin-bottom="0.1666in"/>
    </style:style>
    <style:style style:name="T171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172" style:parent-style-name="Normal" style:family="paragraph">
      <style:paragraph-properties fo:text-align="start" fo:margin-bottom="0.1666in" fo:text-indent="0.5in"/>
    </style:style>
    <style:style style:name="T173" style:parent-style-name="DefaultParagraphFont" style:family="text">
      <style:text-properties style:font-name="TH SarabunPSK" style:font-name-asian="Times New Roman" style:font-name-complex="TH SarabunPSK" fo:color="#000000" fo:font-size="18pt" style:font-size-asian="18pt" style:font-size-complex="18pt" style:script-type="complex"/>
    </style:style>
    <style:style style:name="T174" style:parent-style-name="DefaultParagraphFont" style:family="text">
      <style:text-properties style:font-name="TH SarabunPSK" style:font-name-asian="Times New Roman" style:font-name-complex="TH SarabunPSK" fo:color="#000000" fo:font-size="18pt" style:font-size-asian="18pt" style:font-size-complex="18pt"/>
    </style:style>
    <style:style style:name="T175" style:parent-style-name="DefaultParagraphFont" style:family="text">
      <style:text-properties style:font-name="TH SarabunPSK" style:font-name-asian="Times New Roman" style:font-name-complex="TH SarabunPSK" fo:color="#000000" fo:font-size="18pt" style:font-size-asian="18pt" style:font-size-complex="18pt" style:script-type="complex"/>
    </style:style>
    <style:style style:name="T176" style:parent-style-name="DefaultParagraphFont" style:family="text">
      <style:text-properties style:font-name="TH SarabunPSK" style:font-name-asian="Times New Roman" style:font-name-complex="TH SarabunPSK" fo:color="#000000" fo:font-size="18pt" style:font-size-asian="18pt" style:font-size-complex="18pt"/>
    </style:style>
    <style:style style:name="T177" style:parent-style-name="DefaultParagraphFont" style:family="text">
      <style:text-properties style:font-name="TH SarabunPSK" style:font-name-asian="Times New Roman" style:font-name-complex="TH SarabunPSK" fo:color="#000000" fo:font-size="18pt" style:font-size-asian="18pt" style:font-size-complex="18pt" style:script-type="complex"/>
    </style:style>
    <style:style style:name="T178" style:parent-style-name="DefaultParagraphFont" style:family="text">
      <style:text-properties style:font-name="TH SarabunPSK" style:font-name-asian="Times New Roman" style:font-name-complex="TH SarabunPSK" fo:color="#000000" fo:font-size="18pt" style:font-size-asian="18pt" style:font-size-complex="18pt"/>
    </style:style>
    <style:style style:name="T179" style:parent-style-name="DefaultParagraphFont" style:family="text">
      <style:text-properties style:font-name="TH SarabunPSK" style:font-name-asian="Times New Roman" style:font-name-complex="TH SarabunPSK" fo:color="#000000" fo:font-size="18pt" style:font-size-asian="18pt" style:font-size-complex="18pt"/>
    </style:style>
    <style:style style:name="T180" style:parent-style-name="DefaultParagraphFont" style:family="text">
      <style:text-properties style:font-name="TH SarabunPSK" style:font-name-asian="Times New Roman" style:font-name-complex="TH SarabunPSK" fo:color="#000000" fo:font-size="18pt" style:font-size-asian="18pt" style:font-size-complex="18pt"/>
    </style:style>
    <style:style style:name="T181" style:parent-style-name="DefaultParagraphFont" style:family="text">
      <style:text-properties style:font-name="TH SarabunPSK" style:font-name-asian="Times New Roman" style:font-name-complex="TH SarabunPSK" fo:color="#000000" fo:font-size="18pt" style:font-size-asian="18pt" style:font-size-complex="18pt" style:script-type="complex"/>
    </style:style>
    <style:style style:name="T182" style:parent-style-name="DefaultParagraphFont" style:family="text">
      <style:text-properties style:font-name="TH SarabunPSK" style:font-name-asian="Times New Roman" style:font-name-complex="TH SarabunPSK" fo:color="#000000" fo:font-size="18pt" style:font-size-asian="18pt" style:font-size-complex="18pt"/>
    </style:style>
    <style:style style:name="T183" style:parent-style-name="DefaultParagraphFont" style:family="text">
      <style:text-properties style:font-name="TH SarabunPSK" style:font-name-asian="Times New Roman" style:font-name-complex="TH SarabunPSK" fo:color="#000000" fo:font-size="18pt" style:font-size-asian="18pt" style:font-size-complex="18pt" style:script-type="complex"/>
    </style:style>
    <style:style style:name="T184" style:parent-style-name="DefaultParagraphFont" style:family="text">
      <style:text-properties style:font-name="TH SarabunPSK" style:font-name-asian="Times New Roman" style:font-name-complex="TH SarabunPSK" fo:color="#000000" fo:font-size="18pt" style:font-size-asian="18pt" style:font-size-complex="18pt"/>
    </style:style>
    <style:style style:name="T185" style:parent-style-name="DefaultParagraphFont" style:family="text">
      <style:text-properties style:font-name="TH SarabunPSK" style:font-name-asian="Times New Roman" style:font-name-complex="TH SarabunPSK" fo:color="#000000" fo:font-size="18pt" style:font-size-asian="18pt" style:font-size-complex="18pt" style:script-type="complex"/>
    </style:style>
    <style:style style:name="T186" style:parent-style-name="DefaultParagraphFont" style:family="text">
      <style:text-properties style:font-name="TH SarabunPSK" style:font-name-asian="Times New Roman" style:font-name-complex="TH SarabunPSK" fo:color="#000000" fo:font-size="18pt" style:font-size-asian="18pt" style:font-size-complex="18pt"/>
    </style:style>
    <style:style style:name="P187" style:parent-style-name="Normal" style:family="paragraph">
      <style:paragraph-properties fo:text-align="start" fo:margin-bottom="0.1666in" fo:text-indent="0.5in"/>
    </style:style>
    <style:style style:name="T188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89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90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91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92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93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94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95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96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97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198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199" style:parent-style-name="p1" style:family="paragraph">
      <style:paragraph-properties fo:margin-bottom="0.1666in"/>
    </style:style>
    <style:style style:name="T200" style:parent-style-name="s2" style:family="text">
      <style:text-properties style:font-name="TH SarabunPSK" style:font-name-complex="TH SarabunPSK" fo:font-size="18pt" style:font-size-asian="18pt" style:font-size-complex="18pt"/>
    </style:style>
    <style:style style:name="P201" style:parent-style-name="p1" style:family="paragraph">
      <style:paragraph-properties fo:margin-bottom="0.1666in"/>
    </style:style>
    <style:style style:name="T202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203" style:parent-style-name="p1" style:family="paragraph">
      <style:paragraph-properties fo:margin-bottom="0.1666in"/>
    </style:style>
    <style:style style:name="T204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05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06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07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08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209" style:parent-style-name="p1" style:list-style-name="LFO2" style:family="paragraph">
      <style:paragraph-properties fo:margin-bottom="0.1666in"/>
    </style:style>
    <style:style style:name="T210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11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12" style:parent-style-name="s2" style:family="text">
      <style:text-properties style:font-name="TH SarabunPSK" style:font-name-complex="TH SarabunPSK" fo:font-size="18pt" style:font-size-asian="18pt" style:font-size-complex="18pt"/>
    </style:style>
    <style:style style:name="T213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14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215" style:parent-style-name="p1" style:family="paragraph">
      <style:paragraph-properties fo:text-align="start" fo:margin-bottom="0.1666in"/>
    </style:style>
    <style:style style:name="T216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17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18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19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20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21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22" style:parent-style-name="s2" style:family="text">
      <style:text-properties style:font-name="TH SarabunPSK" style:font-name-complex="TH SarabunPSK" fo:font-size="18pt" style:font-size-asian="18pt" style:font-size-complex="18pt"/>
    </style:style>
    <style:style style:name="T223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24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25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26" style:parent-style-name="s2" style:family="text">
      <style:text-properties style:font-name="TH SarabunPSK" style:font-name-complex="TH SarabunPSK" fo:font-size="18pt" style:font-size-asian="18pt" style:font-size-complex="18pt"/>
    </style:style>
    <style:style style:name="T227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28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29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30" style:parent-style-name="s2" style:family="text">
      <style:text-properties style:font-name="TH SarabunPSK" style:font-name-complex="TH SarabunPSK" fo:font-size="18pt" style:font-size-asian="18pt" style:font-size-complex="18pt"/>
    </style:style>
    <style:style style:name="T231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32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33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34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35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36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37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38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239" style:parent-style-name="p1" style:family="paragraph">
      <style:paragraph-properties fo:text-align="start" fo:margin-bottom="0.1666in" fo:text-indent="0.5in"/>
    </style:style>
    <style:style style:name="T240" style:parent-style-name="s2" style:family="text">
      <style:text-properties style:font-name="TH SarabunPSK" style:font-name-complex="TH SarabunPSK" fo:font-size="18pt" style:font-size-asian="18pt" style:font-size-complex="18pt"/>
    </style:style>
    <style:style style:name="T241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42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43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44" style:parent-style-name="s2" style:family="text">
      <style:text-properties style:font-name="TH SarabunPSK" style:font-name-complex="TH SarabunPSK" fo:font-size="18pt" style:font-size-asian="18pt" style:font-size-complex="18pt"/>
    </style:style>
    <style:style style:name="T245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46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47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48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49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50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51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52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53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54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55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56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57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58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259" style:parent-style-name="p1" style:family="paragraph">
      <style:paragraph-properties fo:text-align="start" fo:margin-bottom="0.1666in" fo:text-indent="0.5in"/>
    </style:style>
    <style:style style:name="T260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61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62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63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64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65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66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67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68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69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70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71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72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73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74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75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76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77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78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79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80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81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82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83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84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85" style:parent-style-name="s2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86" style:parent-style-name="s1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287" style:parent-style-name="p1" style:family="paragraph">
      <style:paragraph-properties fo:margin-bottom="0.1666in" fo:text-indent="0.4923in"/>
    </style:style>
    <style:style style:name="T288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289" style:parent-style-name="Normal" style:family="paragraph">
      <style:paragraph-properties fo:text-align="start" fo:margin-bottom="0.1666in" fo:text-indent="1.0833in"/>
    </style:style>
    <style:style style:name="T290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91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92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293" style:parent-style-name="Normal" style:family="paragraph">
      <style:paragraph-properties fo:text-align="start" fo:margin-bottom="0.1666in"/>
    </style:style>
    <style:style style:name="T294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295" style:parent-style-name="Normal" style:family="paragraph">
      <style:paragraph-properties fo:text-align="start" fo:margin-bottom="0.1666in"/>
    </style:style>
    <style:style style:name="T296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297" style:parent-style-name="Normal" style:family="paragraph">
      <style:paragraph-properties fo:text-align="start" fo:margin-bottom="0.1666in"/>
    </style:style>
    <style:style style:name="T298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299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300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01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02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03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304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305" style:parent-style-name="Normal" style:family="paragraph">
      <style:paragraph-properties fo:text-align="start" fo:margin-bottom="0.1666in"/>
    </style:style>
    <style:style style:name="T306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307" style:parent-style-name="Normal" style:family="paragraph">
      <style:paragraph-properties fo:text-align="start" fo:margin-bottom="0.1666in"/>
    </style:style>
    <style:style style:name="T308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309" style:parent-style-name="Normal" style:family="paragraph">
      <style:paragraph-properties fo:text-align="start" fo:margin-bottom="0.1666in"/>
      <style:text-properties style:font-name="TH SarabunPSK" style:font-name-complex="TH SarabunPSK" fo:font-size="18pt" style:font-size-asian="18pt" style:font-size-complex="18pt" style:script-type="complex"/>
    </style:style>
    <style:style style:name="P310" style:parent-style-name="Normal" style:family="paragraph">
      <style:paragraph-properties fo:text-align="start" fo:margin-bottom="0.1666in"/>
    </style:style>
    <style:style style:name="T311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312" style:parent-style-name="Normal" style:family="paragraph">
      <style:paragraph-properties fo:text-align="start" fo:margin-bottom="0.1666in"/>
    </style:style>
    <style:style style:name="T313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14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15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16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17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318" style:parent-style-name="Normal" style:family="paragraph">
      <style:paragraph-properties fo:text-align="start" fo:margin-bottom="0.1666in"/>
    </style:style>
    <style:style style:name="T319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320" style:parent-style-name="Normal" style:family="paragraph">
      <style:paragraph-properties fo:text-align="start" fo:margin-bottom="0.1666in"/>
    </style:style>
    <style:style style:name="T321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322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323" style:parent-style-name="Normal" style:family="paragraph">
      <style:paragraph-properties fo:text-align="start" fo:margin-bottom="0.1666in"/>
    </style:style>
    <style:style style:name="T324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325" style:parent-style-name="Normal" style:family="paragraph">
      <style:paragraph-properties fo:text-align="start" fo:margin-bottom="0.1666in"/>
    </style:style>
    <style:style style:name="T326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327" style:parent-style-name="Normal" style:family="paragraph">
      <style:paragraph-properties fo:text-align="start" fo:margin-bottom="0.1666in"/>
    </style:style>
    <style:style style:name="T328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329" style:parent-style-name="Normal" style:family="paragraph">
      <style:paragraph-properties fo:text-align="start" fo:margin-bottom="0.1666in"/>
      <style:text-properties style:font-name="TH SarabunPSK" style:font-name-complex="TH SarabunPSK" fo:font-size="18pt" style:font-size-asian="18pt" style:font-size-complex="18pt" style:script-type="complex"/>
    </style:style>
    <style:style style:name="P330" style:parent-style-name="Normal" style:family="paragraph">
      <style:paragraph-properties fo:text-align="start" fo:margin-bottom="0.1666in"/>
    </style:style>
    <style:style style:name="T331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332" style:parent-style-name="Normal" style:family="paragraph">
      <style:paragraph-properties fo:margin-bottom="0.1666in"/>
      <style:text-properties style:font-name="TH SarabunPSK" style:font-name-complex="TH SarabunPSK" fo:font-size="18pt" style:font-size-asian="18pt" style:font-size-complex="18pt" style:script-type="complex"/>
    </style:style>
    <style:style style:name="P333" style:parent-style-name="Normal" style:family="paragraph">
      <style:paragraph-properties fo:margin-bottom="0.1666in" fo:text-indent="0.5in"/>
    </style:style>
    <style:style style:name="T334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335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36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37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338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39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340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41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342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43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344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45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346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47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348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349" style:parent-style-name="Normal" style:family="paragraph">
      <style:paragraph-properties fo:text-align="start" fo:margin-bottom="0.1666in" fo:text-indent="0.5in"/>
    </style:style>
    <style:style style:name="T350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51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52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53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354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355" style:parent-style-name="Normal" style:family="paragraph">
      <style:paragraph-properties fo:text-align="start" fo:margin-bottom="0.1666in" fo:text-indent="0.5in"/>
    </style:style>
    <style:style style:name="T356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57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358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59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360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361" style:parent-style-name="Normal" style:family="paragraph">
      <style:paragraph-properties fo:text-align="start" fo:margin-bottom="0.1666in" fo:text-indent="0.5in"/>
    </style:style>
    <style:style style:name="T362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63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64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65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66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67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68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69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70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371" style:parent-style-name="Normal" style:family="paragraph">
      <style:paragraph-properties fo:text-align="start" fo:margin-bottom="0.1666in" fo:text-indent="0.5in"/>
    </style:style>
    <style:style style:name="T372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73" style:parent-style-name="DefaultParagraphFont" style:family="text">
      <style:text-properties style:font-name="TH SarabunPSK" style:font-name-complex="TH SarabunPSK" fo:font-size="18pt" style:font-size-asian="18pt" style:font-size-complex="18pt"/>
    </style:style>
    <style:style style:name="T374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75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76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77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T378" style:parent-style-name="DefaultParagraphFont" style:family="text">
      <style:text-properties style:font-name="TH SarabunPSK" style:font-name-complex="TH SarabunPSK" fo:font-size="18pt" style:font-size-asian="18pt" style:font-size-complex="18pt" style:script-type="complex"/>
    </style:style>
    <style:style style:name="P379" style:parent-style-name="Normal" style:family="paragraph">
      <style:paragraph-properties fo:text-align="start" fo:margin-bottom="0.1666in"/>
      <style:text-properties style:font-name="TH SarabunPSK" style:font-name-complex="TH SarabunPSK" fo:font-size="18pt" style:font-size-asian="18pt" style:font-size-complex="18pt"/>
    </style:style>
    <style:style style:name="P380" style:parent-style-name="Normal" style:family="paragraph">
      <style:paragraph-properties fo:text-align="start" fo:margin-bottom="0.1666in"/>
      <style:text-properties style:font-name="TH SarabunPSK" style:font-name-complex="TH SarabunPSK" fo:font-size="18pt" style:font-size-asian="18pt" style:font-size-complex="18pt"/>
    </style:style>
    <style:style style:name="P381" style:parent-style-name="Normal" style:family="paragraph">
      <style:paragraph-properties fo:text-align="start" fo:margin-bottom="0.1666in"/>
      <style:text-properties style:font-name="TH SarabunPSK" style:font-name-complex="TH SarabunPSK" fo:font-size="18pt" style:font-size-asian="18pt" style:font-size-complex="18pt"/>
    </style:style>
    <style:style style:name="P382" style:parent-style-name="Normal" style:family="paragraph">
      <style:paragraph-properties fo:text-align="start" fo:margin-bottom="0.1666in"/>
      <style:text-properties style:font-name="TH SarabunPSK" style:font-name-complex="TH SarabunPSK" fo:font-size="18pt" style:font-size-asian="18pt" style:font-size-complex="18pt"/>
    </style:style>
    <style:style style:name="P383" style:parent-style-name="Normal" style:family="paragraph">
      <style:paragraph-properties fo:margin-bottom="0.1666in"/>
      <style:text-properties style:font-name="TH SarabunPSK" style:font-name-complex="TH SarabunPSK" fo:font-size="18pt" style:font-size-asian="18pt" style:font-size-complex="18pt"/>
    </style:style>
    <style:style style:name="P384" style:parent-style-name="Normal" style:family="paragraph">
      <style:paragraph-properties fo:margin-bottom="0.1666in"/>
      <style:text-properties style:font-name="TH SarabunPSK" style:font-name-complex="TH SarabunPSK" fo:font-size="18pt" style:font-size-asian="18pt" style:font-size-complex="18pt"/>
    </style:style>
  </office:automatic-styles>
  <office:body>
    <office:text text:use-soft-page-breaks="true">
      <text:p text:style-name="P1"><text:span text:style-name="T2">2.1 แนวคิดและงานทฤษฎีที่เกี่ยวข้อง</text:span></text:p>
      <text:p text:style-name="P3"><text:span text:style-name="T4">2.1.1 แนวคิดและทฤษฎีที่เกี่ยวข้องกับการท่องเที่ยว</text:span></text:p>
      <text:p text:style-name="P5"><text:span text:style-name="T6">2.1.1.1 ความหมายของการท่องเที่ยว</text:span></text:p>
      <text:p text:style-name="P7"><text:span text:style-name="T8">วิคิเนีย มายอร์ (2555</text:span><text:span text:style-name="T9">,</text:span><text:span text:style-name="T10">น.14 ) กล่าวว่า “การท่องเที่ยว” เป็นการเดินทางโดย</text:span><text:span text:style-name="T11">มี</text:span><text:span text:style-name="T12">กิจกรรมต่างๆ ประกอบร่วมด้วย เช่น การเดินทางไปทานอาหาร การเดินทางไปพักผ่อนกา</text:span><text:span text:style-name="T13">ร</text:span><text:span text:style-name="T14">เดินทางไปศึกษา การเดินทางไปประชุม การเดินทางไปเยี่ยมญาติมิตร การเดินทางไปเพื่อธุรกิจ การเดินทางไปซื้อสินค้า<text:s/></text:span></text:p>
      <text:p text:style-name="P15"><text:span text:style-name="T16">ภาณุวัฒน์ ภักดีอักษร</text:span><text:span text:style-name="T17">(</text:span><text:span text:style-name="T18">2555)</text:span><text:span text:style-name="T19"><text:s/></text:span><text:span text:style-name="T20">แรงผลัก (</text:span><text:span text:style-name="T21">PushFactors</text:span><text:span text:style-name="T22">) คือความต้องการควา</text:span><text:span text:style-name="T23">ม</text:span><text:span text:style-name="T24">ปรารถนาเป็นแรงกระตุ้นจากภายในที่จะส่งผลให้นักท่องเที่ยวตัดสินใจไปเที่ยว โดยแรงผลักนี้เกิดจากความต้องการที่ยังไม่ได้รับการตอบสนองของนักท่องเที่ยว และมีความเกี่ยวข้องกับสิ่งที่เป็นนามธรรม (</text:span><text:span text:style-name="T25">Intangible</text:span><text:span text:style-name="T26">) เป็นแรงปรารถนาภายในของแต่ละบุคคลของ นักท่องเที่ยว เช่น ความต้องการที่จะหลีกหนีความจำเจ ความต้องการพักผ่อน ความต้องการผจญภัย เป็นต้น โดยแรงผลักเป็นแรงที่มีความเกี่ยวข้องกับปัจจัยทางด้านสังคม และจิตวิทยา(</text:span><text:span text:style-name="T27">Socio</text:span><text:span text:style-name="T28">-</text:span><text:span text:style-name="T29">psychological</text:span><text:span text:style-name="T30">) รวมไปถึงสภาพแวดล้อมของนักท่องเที่ยวท่ีจูงใจให้บุคคลเดินทาง ท่องเที่ยวหรือทำกิจกรรมทางการท่องเที่ยว <text:s text:c="3"/></text:span></text:p>
      <text:p text:style-name="P31"><text:span text:style-name="T32">ปิรันธ์ ชิณโชติ (2559) การท่องเที่ยว คือ การที่เดินทางไปยังที่ใดที่หนึ่งทั้งในหรือนอ</text:span><text:span text:style-name="T33">ก</text:span><text:span text:style-name="T34">ประเทศโดยไกลจากที่เดิมที่เคยอยู่ เพื่อจุดประสงค์และเป้าหมายบางอย่าง เป็นการเดินทาง ที่เกิดจากความสมัครใจ การเดินทางท่องเที่ยวนี้ถือว่าเป็นกระบวนการที่จะสร้างสัมพันธ์ที่ดี ระหว่า</text:span><text:span text:style-name="T35">ง</text:span><text:span text:style-name="T36">เจ้าของสถานที่ และผู้ที่เดินทางไปเยือน ทำให้เกิดความสุข ความสนุก แรงบัลดาลใจ ที่จะเดินทางไปเที่ยวชมเยี่ยมเยือนสถานที่แห่งนั้น จึงเกิดเป็นรูปแบบของการท่องเที่ยวต่าง ๆ ในที่สุด ผู้ที่ท่องเที่ยวจะได้รับความผ่อนคลายและรู้สึกดีจากกิจกรรมที่เกิดจากการท่องเที่ยว</text:span></text:p>
      <text:p text:style-name="P37"><text:span text:style-name="T38">ประชิด สกุณะพัฒน์และคณะ (</text:span><text:span text:style-name="T39">2554)<text:s/></text:span><text:span text:style-name="T40">ได้ให้ความหมายของการท่องเที่ยวเชิงนิเวศ หมายถึง</text:span><text:span text:style-name="T41"><text:s/></text:span><text:span text:style-name="T42">การท</text:span><text:span text:style-name="T43">่</text:span><text:span text:style-name="T44">องเที</text:span><text:span text:style-name="T45">่</text:span><text:span text:style-name="T46">ยวที</text:span><text:span text:style-name="T47">่</text:span><text:span text:style-name="T48">มีวัตถุประสงค์ชัดเจนโดยเน้นสภาพแวดล้อมซึ</text:span><text:span text:style-name="T49">่</text:span><text:span text:style-name="T50">งเกี</text:span><text:span text:style-name="T51">่</text:span><text:span text:style-name="T52">ยวข้องกับที</text:span><text:span text:style-name="T53">่</text:span><text:span text:style-name="T54">อยู่อาศัยของ</text:span><text:span text:style-name="T55"><text:s/></text:span><text:span text:style-name="T56">สิ่งมีชีวิตต่าง ๆ มนุษย์พืชสัตว์ในรูปแบบดั้งเดิมที่มีธรรมชาติเป็นเกณฑ</text:span><text:span text:style-name="T57">์</text:span></text:p>
      <text:p text:style-name="P58"><text:span text:style-name="T59">จากคำนิยามและความหมายของการท่องเที่ยว (</text:span><text:span text:style-name="T60">Tourism</text:span><text:span text:style-name="T61">) ผู้เขียนหลายท่านได้ให</text:span><text:span text:style-name="T62">้</text:span><text:span text:style-name="T63">ความหมายไว้ข้างต้นสรุปได้ดังนี้ “การท่องเที่ยว” (</text:span><text:span text:style-name="T64">Tourism</text:span><text:span text:style-name="T65">) หมายถึง การเดินทางของมนุษย์จากสถานที่ใดสถานที่หนึ่งไปยังอีกสถานที่หนึ่ง หรือการเดินทางจากถิ่นพำนักที่อาศัยไปยังสถานที่อื่นเป็นการชั่วคราวด้วยความสมัครใจไป และเป็นการเดินทางด้วยเหตุผลของการท่องเที่ยวมิใช่เพื่อการประกอบอาชีพ หรือหารายได้ เช่น การเดินทางเพื่อการพักผ่อน การเดินทางเพื่อการศึกษา การเดินทางเพื่อเยี่ยมเยือนญาติพี่น้อง หรือเพื่อน</text:span><text:span text:style-name="T66"> <text:s/></text:span><text:span text:style-name="T67">การเดินทางเพื่อแลกเปลี่ยนวัฒนธรรม เป็นต้น</text:span></text:p>
      <text:p text:style-name="P68"/>
      <text:p text:style-name="P69"/>
      <text:p text:style-name="P70"><text:span text:style-name="T71">2.1.1.2 องค์ประกอบของการท่องเที่ยว</text:span></text:p>
      <text:p text:style-name="P72"><text:span text:style-name="T73">นิสศา ศิลปะเสริฐ (2561) การท่องเที่ยวเป็นอุตสาหกรรม (</text:span><text:span text:style-name="T74">Industry</text:span><text:span text:style-name="T75">) ที่ทำรายได</text:span><text:span text:style-name="T76">้</text:span><text:span text:style-name="T77">ให้กับประเทศมากที่สุดยิ่งวิทยาการความก้าวหน้าทางเทคโนโลยีสมัยใหม่มีมากเท่าใด ก็ยิ่งทำให้อุตสาหกรรมการท่องเที่ยวมีบทบาทเท่านั้น เพราะมนุษย์เราต้องการเปลี่ยนบรรยากาศที่ช้ำซากจำเจจากชีวิตกาทำงานรวมทั้งมีความจำเป็นด้านอื่น ๆ เช่น การเดินทางเพื่อเยี่ยมเยือนเพื่อนฝูง ญาติมิตร หรืการเดินทางเพื่อร่วมประชุมสัมมนา การท่องเที่ยวเป็นรูปแบบการเดินทาง เพื่อให้เกิดความสุขกายสบายใจ เพื่อศึกษาและหาความรู้ รวมทั้งเป็นการเรียนรู้วัฒนธรรม สังคม ควา</text:span><text:span text:style-name="T78">ม</text:span><text:span text:style-name="T79">เป็นอยู่ของแหล่งต่าง ๆ ทั้งในประเทศและต่างประเทศ ซึ่งกิจกรรมต่าง ๆ นั้น รวมถึงการได้รับการบริการจากธุรกิจการท่องเที่ยว โดยนักท่องเที่ยว (</text:span><text:span text:style-name="T80">Tourist</text:span><text:span text:style-name="T81">) มีการเดินทางจากจุดหนึ่งไปยังอีกจุดหนึ่ง รวมถึงการเคลื่อนย้ายของประชาชน ชุมชน จากแหล่งหนึ่งไปยังอีกแหล่งหนึ่ง การสร้างกระบวนการที่มีความสัมพันธ์ต่อกัน มีกิจกรรมการท่องเที่ยวร่วมกัน มีความสัมพันธ์อันดีต่อกัน มีการศึกษา การได้เรียนรู้ ได้รับความสนุกสนานในสถานการณ์ปัจจุบันลักษณะของการท่องเที่ยวจึงมาใช้ในการประกอบธุรกิจที่กว้างขวาง ซึ่งได้มีการแบ่งลักษณะของตลาดท่องเที่ยวในหลา</text:span><text:span text:style-name="T82">ย</text:span><text:span text:style-name="T83">ลักษณะ ไม่ว่าจะเป็นสิ่งแวดล้อมภายนอกทางการตลาด (</text:span><text:span text:style-name="T84">Marketing Environment</text:span><text:span text:style-name="T85">) ส่วนประสมทางการตลาด (</text:span><text:span text:style-name="T86">Marketing Mix</text:span><text:span text:style-name="T87">) หรือคุณสมบัติพิเศษของสินค้าและบริการของอุตสาหกรรมการท่องเที่ยว</text:span></text:p>
      <text:p text:style-name="P88"><text:span text:style-name="T89">เทิดชาย ช่วยบ</text:span><text:span text:style-name="T90">ำ</text:span><text:span text:style-name="T91">รุง (2552) อ้างถึงใน มาศศุภา นิ่มบุญจาช (2558) กล่าวว่า การท่องเที่ยวนอกจากจะเป็นอุตสาหกรรมที่เป็นเอกลักษณ์เฉพาะแตกต่างจากอุตสากรรมอื่น ๆ แล้วยังมีลักษณะ พิเศษอีกประการหนึ่ง คือ อุตสาหกรรมที่ไร้ตัวตน กล่าวคือ การท่องเที่ยวเป็นการรวมตัวของ อุตสาหกรรมอื่นๆ อย่างน้อย 5 องค์ประกอบ ดังนี้</text:span></text:p>
      <text:p text:style-name="P92"><text:span text:style-name="T93">1.</text:span><text:span text:style-name="T94">แหล่งท่องเที่ยว (</text:span><text:span text:style-name="T95">Attractions</text:span><text:span text:style-name="T96">) เช่น แหล่งท่องเที่ยวทางธรรมชาติ</text:span><text:span text:style-name="T97">,<text:s/></text:span><text:span text:style-name="T98">แหล่งท่องเที่ยวที่<text:s/></text:span><text:span text:style-name="T99">มนุษย์สร้าง</text:span><text:span text:style-name="T100">,<text:s/></text:span><text:span text:style-name="T101">สถาปัตยกรรมและการจัดกิจกรรมพิเศษ</text:span></text:p>
      <text:p text:style-name="P102"><text:span text:style-name="T103">2.</text:span><text:span text:style-name="T104">การเข้าถึง (</text:span><text:span text:style-name="T105">Accessibility</text:span><text:span text:style-name="T106">) คือ ระบบการคมนาคม</text:span><text:span text:style-name="T107">,<text:s/></text:span><text:span text:style-name="T108">สถานีขนส่งผู้โดยสาร และ</text:span><text:span text:style-name="T109">ยานพาหนะ</text:span></text:p>
      <text:p text:style-name="P110"><text:span text:style-name="T111">3.</text:span><text:span text:style-name="T112">สิ่งอํานวยความสะดวก (</text:span><text:span text:style-name="T113">Amenities</text:span><text:span text:style-name="T114">) คือ ร้านอาหาร การจัดเลี้ยง และการบริการการ<text:s/></text:span><text:span text:style-name="T115">ท่องเที่ยว ถูกเตรียมโดยคนกลางระหวางนักท่องเที่ยวกับเจ้าบ</text:span><text:span text:style-name="T116">้า</text:span><text:span text:style-name="T117">น</text:span></text:p>
      <text:p text:style-name="P118"><text:span text:style-name="T119">4.</text:span><text:span text:style-name="T120">ที่พัก (</text:span><text:span text:style-name="T121">Accommodations</text:span><text:span text:style-name="T122">) คือ ที่พัก ที่คอยให้บริการนักท่องเที่ยวที่มาเยี่ยมชมพื้นที่<text:s/></text:span></text:p>
      <text:p text:style-name="P123"><text:span text:style-name="T124">5. กิจกรรม (</text:span><text:span text:style-name="T125">Activities</text:span><text:span text:style-name="T126">) คือกิจกรรมที่เกิดขึ้นระห่วางที่นักท่องเที่ยวอยู่ในพื้นที่</text:span></text:p>
      <text:soft-page-break/>
      <text:p text:style-name="P127"><text:span text:style-name="T128">6.</text:span><text:span text:style-name="T129">การให้บริการของแหล่งท่องเที่ยว (</text:span><text:span text:style-name="T130">Ancillary services</text:span><text:span text:style-name="T131">) ได้แก่ ธนาคาร โรงพยาบาลไปรษณีย์ และโทรคมนาคม</text:span></text:p>
      <text:p text:style-name="P132"><text:span text:style-name="T133">J</text:span><text:span text:style-name="T134">.<text:s/></text:span><text:span text:style-name="T135">Pelasol<text:s/></text:span><text:span text:style-name="T136">(</text:span><text:span text:style-name="T137">2012</text:span><text:span text:style-name="T138">)ได้กล่าวว่าการที่จะพัฒนาแหล่งท่องเที่ยวนั้นต้องเข้าถึงพื้นที่นั้นๆ อีก</text:span><text:span text:style-name="T139">ว่า</text:span><text:span text:style-name="T140"><text:s/></text:span><text:span text:style-name="T141">ควรคํานึงถึงองค์ประกอบของการท่องเที่ยว 6 ประการได้แก่</text:span></text:p>
      <text:p text:style-name="P142"><text:span text:style-name="T143">1. ความดึงดูดใจ (</text:span><text:span text:style-name="T144">Attraction</text:span><text:span text:style-name="T145">)</text:span></text:p>
      <text:p text:style-name="P146"><text:span text:style-name="T147">2. ความสามารถในการเข้าถึง (</text:span><text:span text:style-name="T148">Accessibility</text:span><text:span text:style-name="T149">)</text:span></text:p>
      <text:p text:style-name="P150"><text:span text:style-name="T151">3. สิ่งอํานวยความสะดวก (</text:span><text:span text:style-name="T152">Amenity</text:span><text:span text:style-name="T153">)</text:span></text:p>
      <text:p text:style-name="P154"><text:span text:style-name="T155">4. ที่พัก (</text:span><text:span text:style-name="T156">Accommodation</text:span><text:span text:style-name="T157">)</text:span></text:p>
      <text:p text:style-name="P158"><text:span text:style-name="T159">5. กิจกรรม (</text:span><text:span text:style-name="T160">Activity</text:span><text:span text:style-name="T161">)</text:span></text:p>
      <text:p text:style-name="P162"><text:span text:style-name="T163">6. ด้านการจัดการและบริการท่องเที่ยว (</text:span><text:span text:style-name="T164">Ancillary Services</text:span><text:span text:style-name="T165">)<text:s/></text:span></text:p>
      <text:p text:style-name="P166"><text:span text:style-name="T167">2.1.2 แนวคิดและทฤษฎีที่เกี่ยวข้องกับการท่องเที่ยวเชิงนิเวศ<text:s/></text:span></text:p>
      <text:p text:style-name="P168"><text:span text:style-name="T169">2.1.2.1 ความหมายของการท่องเที่ยวเชิงนิเวศ</text:span></text:p>
      <text:p text:style-name="P170"><text:span text:style-name="T171">ภราเดช พยัฆวิเชียร (2558) กล่าวไว้ว่า การท่องเที่ยวเชิงนิเวศ คือการจัดการพื้นที่ธรรมชาติ ให้คงเหลือความเป็นธรรมชาติของพื้นที่นั้นอย่างมากที่สุด จัดการแหล่งท่องเที่ยวให้เกิดการจ้างงาน และรายได้ให้สูงที่สุด โดยหมายถึงการรักษาองค์ประกอบด้านสังคมและวัฒนธรรมของประชาชน ทั้งทางตรงและทางอ้อม</text:span></text:p>
      <text:p text:style-name="P172"><text:span text:style-name="T173">การท่องเที่ยวเชิงนิเวศ (</text:span><text:span text:style-name="T174">Ecotourism</text:span><text:span text:style-name="T175">)</text:span><text:span text:style-name="T176"> </text:span><text:span text:style-name="T177">เป็นรูปแบบหนึ่งของการท่องเที่ยวในปัจจุบันที่นานาประเทศ ให้การสำคัญเพื่อการมุ่งไปสู่การพัฒนาที่ยั่งยืนของประเทศและนานาชาติ ตามหลักปฏิญญาสากลว่าด้วยการพัฒนาสิ่งแวดล้อมที่ยั่งยืน (</text:span><text:span text:style-name="T178">Environmentally Sustainable</text:span><text:span text:style-name="T179"><text:s/></text:span><text:span text:style-name="T180">Development</text:span><text:span text:style-name="T181">)</text:span><text:span text:style-name="T182"> </text:span><text:span text:style-name="T183">โดยให้ความสำคัญแก่การให้การศึกษาหรือการเรียนรู้ หรือมุ่งเน้นให้เกิดการอนุรักษ์มากกว่าการจัดการลดหรือปราศจากผลกระทบและนักท่องเที่ยวพึงพอใจเท่านั้น แต่การท่องเที่ยวเชิงนิเวศจะต้องเป็นการท่องเที่ยวที่มีความรับผิดชอบในแหล่งท่องเที่ยวธรรมชาติ มีการจัดการรักษาสิ่งแวดล้อม และให้การศึกษาแก่นักท่องเที่ยว (สำนักประชาสัมพันธ์เขต 1 ขอนแก่น</text:span><text:span text:style-name="T184">, </text:span><text:span text:style-name="T185">2559)</text:span><text:span text:style-name="T186"> </text:span></text:p>
      <text:p text:style-name="P187"><text:span text:style-name="T188">การท่องเที่ยวเชิงนิเวศ</text:span><text:span text:style-name="T189"><text:s/></text:span><text:span text:style-name="T190">หมายถึง</text:span><text:span text:style-name="T191"><text:s/></text:span><text:span text:style-name="T192">การท่องเที่ยวในแหล่งท่องเที่ยวธรรมชาติ</text:span><text:span text:style-name="T193"><text:s/></text:span><text:span text:style-name="T194">โดยมีการให้ความรู้แก่ผู้เกี่ยวข้อง</text:span><text:span text:style-name="T195"><text:s/></text:span><text:span text:style-name="T196">และให้ชุมชนท้องถิ่น</text:span><text:span text:style-name="T197"><text:s/></text:span><text:span text:style-name="T198">และสร้างจิตสำนึกให้ทุกฝ่ายร่วมกันรับผิดชอบต่อระบบนิเวศอย่างยั่งยืน</text:span></text:p>
      <text:soft-page-break/>
      <text:p text:style-name="P199"><text:span text:style-name="T200"> </text:span></text:p>
      <text:p text:style-name="P201"><text:span text:style-name="T202">ประเภทของแหล่งท่องเที่ยวเชิงนิเวศ</text:span></text:p>
      <text:p text:style-name="P203"><text:span text:style-name="T204">ประเภทของแหล่งท่องเที่ยวเชิงนิเวศแบ่งออกเป็น</text:span><text:span text:style-name="T205"><text:s/>3<text:s/></text:span><text:span text:style-name="T206">แบบ</text:span><text:span text:style-name="T207"><text:s/></text:span><text:span text:style-name="T208">คือ</text:span></text:p>
      <text:list text:style-name="LFO2" text:continue-numbering="true">
        <text:list-item>
          <text:p text:style-name="P209"><text:span text:style-name="T210">แหล่งท่องเที่ยวทางธรรมชาติ</text:span><text:span text:style-name="T211"><text:s/>(</text:span><text:span text:style-name="T212">Natural Attractions</text:span><text:span text:style-name="T213">)<text:s/></text:span><text:span text:style-name="T214">หรือที่เกิดจากสภาพแวดล้อม</text:span></text:p>
        </text:list-item>
      </text:list>
      <text:p text:style-name="P215"><text:span text:style-name="T216">ตามธรรมชาติ</text:span><text:span text:style-name="T217"><text:s/></text:span><text:span text:style-name="T218">ประกอบด้วย</text:span><text:span text:style-name="T219"><text:s/></text:span><text:span text:style-name="T220">สภาพภูมิอากาศ</text:span><text:span text:style-name="T221"><text:s/>(</text:span><text:span text:style-name="T222">climate</text:span><text:span text:style-name="T223">)<text:s/></text:span><text:span text:style-name="T224">ทิวทัศน์ที่สวยงาม</text:span><text:span text:style-name="T225"><text:s/>(</text:span><text:span text:style-name="T226">Scenery</text:span><text:span text:style-name="T227">)<text:s/></text:span><text:span text:style-name="T228">และสัตว์ป่า</text:span><text:span text:style-name="T229"><text:s/>(</text:span><text:span text:style-name="T230">Wildlife</text:span><text:span text:style-name="T231">)<text:s/></text:span><text:span text:style-name="T232">นับได้ว่าเป็นแหล่งท่องเที่ยวที่ประสบความสำเร็จในการดึงดูดนักท่องเที่ยวได้มากที่สุด</text:span><text:span text:style-name="T233"><text:s/></text:span><text:span text:style-name="T234">แต่แหล่งท่องเที่ยวดังกล่าวเหล่านี้จะต้องได้รับการดูแลและบำรุงรักษาเป็นอย่างดีจากทุกๆ</text:span><text:span text:style-name="T235"><text:s/></text:span><text:span text:style-name="T236">ฝ่าย</text:span><text:span text:style-name="T237"><text:s/></text:span><text:span text:style-name="T238">เนื่องจากนักท่องเที่ยวที่รู้เท่าไม่ถึงการณ์อาจทำลายความงามอันทรงคุณค่าเหล่านี้ได้ลง</text:span></text:p>
      <text:p text:style-name="P239"><text:span text:style-name="T240">2</text:span><text:span text:style-name="T241">.<text:s/></text:span><text:span text:style-name="T242">แหล่งท่องเที่ยวที่มนุษย์สร้างขึ้น</text:span><text:span text:style-name="T243"><text:s/>(</text:span><text:span text:style-name="T244">Manufactured Attractions</text:span><text:span text:style-name="T245">)<text:s/></text:span><text:span text:style-name="T246">เป็นแหล่งท่องเที่ยวที่ตรงกันข้ามกับแหล่งท่องเที่ยวทางธรรมชาติ</text:span><text:span text:style-name="T247"><text:s/></text:span><text:span text:style-name="T248">เมืองขนาดใหญ่ๆ</text:span><text:span text:style-name="T249"><text:s/></text:span><text:span text:style-name="T250">สามารถดึงดูดนักท่องเที่ยวให้เข้าไปเที่ยวชมสิ่งก่อสร้างและสถาปัตยกรรมทางประวัติศาสตร์</text:span><text:span text:style-name="T251"><text:s/></text:span><text:span text:style-name="T252">ศาสนสถาน</text:span><text:span text:style-name="T253"><text:s/></text:span><text:span text:style-name="T254">สถานที่ราชการก่อสร้างขึ้น</text:span><text:span text:style-name="T255"><text:s/></text:span><text:span text:style-name="T256">เช่น</text:span><text:span text:style-name="T257"><text:s/></text:span><text:span text:style-name="T258">พระราชวังหรืออาคารเก่าแก่ที่มีประวัติความเป็นมาที่สำคัญ</text:span></text:p>
      <text:p text:style-name="P259"><text:span text:style-name="T260">3.แหล่งท่องเที่ยวทางวัฒนธรรมและวิถีชีวิต</text:span><text:span text:style-name="T261"><text:s/></text:span><text:span text:style-name="T262">มีกลุ่มนักท่องเที่ยวอีกจำนวนไม่น้อย</text:span><text:span text:style-name="T263">ที่</text:span><text:span text:style-name="T264">สนใจในความรุ่งเรืองแห่งอารยธรรมในอดีต</text:span><text:span text:style-name="T265"><text:s/></text:span><text:span text:style-name="T266">หรือวัฒนธรรม</text:span><text:span text:style-name="T267"><text:s/></text:span><text:span text:style-name="T268">หรือวิถีชีวิตของชนกลุ่มน้อย</text:span><text:span text:style-name="T269"><text:s/></text:span><text:span text:style-name="T270">รวมถึ</text:span><text:span text:style-name="T271">ง</text:span><text:span text:style-name="T272">พิธีกรรม</text:span><text:span text:style-name="T273"><text:s/></text:span><text:span text:style-name="T274">พิธีการงานฉลองรื่นเริงต่างๆ</text:span><text:span text:style-name="T275"><text:s/></text:span><text:span text:style-name="T276">ศิลปะการแสดง</text:span><text:span text:style-name="T277"><text:s/></text:span><text:span text:style-name="T278">ดนตรี</text:span><text:span text:style-name="T279"><text:s/></text:span><text:span text:style-name="T280">เพลงพื้นบ้าน</text:span><text:span text:style-name="T281"><text:s/></text:span><text:span text:style-name="T282">การร่ายรำ</text:span><text:span text:style-name="T283"><text:s/></text:span><text:span text:style-name="T284">การละเล่น</text:span><text:span text:style-name="T285"><text:s/></text:span><text:span text:style-name="T286">ตลอดจนงานหัตถกรรม</text:span></text:p>
      <text:p text:style-name="P287"><text:span text:style-name="T288">2.1.2.2 องค์ประกอบหลักของการท่องเที่ยวเชิงนิเวศ</text:span></text:p>
      <text:p text:style-name="P289"><text:span text:style-name="T290">บ</text:span><text:span text:style-name="T291">ุญ</text:span><text:span text:style-name="T292">เลิศ จิตตั้งวัฒนา (2557) อธิบายหลักการจัดการทิองเที่ยวเชิงนิเวศด้วยการใช้มาตการในการจัดการการท่องเที่ยวเชิงนิเวศมาจากการที่ท่องเท่ียวแห่งประเทศไทยกำหนดไว้ด้วยมาตรการในการจัดการ การท่องเที่ยวเชิงนิเวศของประเทศไทย12ประการดังนี้</text:span></text:p>
      <text:p text:style-name="P293"><text:span text:style-name="T294">1.การคงรักษาไว้สภาพดั้งเดิมมากท่ีสุดและอยู่ในภาพแวดล้อมที่ดี</text:span></text:p>
      <text:p text:style-name="P295"><text:span text:style-name="T296">2.การออกแบบสิ่งก่อสร้างบริการอำนวยความสะดวกทางการท่องเที่ยวต้องกลมกลืนกับธรรมชาติ<text:s/></text:span></text:p>
      <text:p text:style-name="P297"><text:span text:style-name="T298">3.การจัดการสาธารณูปโภคพื้นฐานที่คำนึงถึงขีดความสามารถในการรองรับปริมาณนักท่องเที่ยวโดยใช้หลักขีดความสามารถรองรับทางกายภาพ (</text:span><text:span text:style-name="T299">Physical Carrying Capacity</text:span><text:span text:style-name="T300">) และขีดความสามารถ รองรับทางสภาพแวดล้อม</text:span><text:span text:style-name="T301"><text:s/></text:span><text:span text:style-name="T302">(</text:span><text:span text:style-name="T303">EnvironmentalCarryingCapacity</text:span><text:span text:style-name="T304">)</text:span></text:p>
      <text:p text:style-name="P305"><text:span text:style-name="T306">4.การศึกษาวิเคราะหค์วามอ่อนไหวของระบบนิเวศทั้งทางด้านทรัพยากรธรรมชาติและมรดก ทางวัฒนธรรม</text:span></text:p>
      <text:soft-page-break/>
      <text:p text:style-name="P307"><text:span text:style-name="T308">5.การออกแบบสิ่งก่อสร้างอำนวยความสะดวกในแหล่งท่องเที่ยวทางธรรมชาติต้องหลีกเลี่ยงการตัดต้นไม้เป็นสำคัญ แหล่งท่องเที่ยวบางแห่งควรทำทางเดินแทนการสร้างถนน นอกจากนั้น การออกแบบป้ายสื่อความหมายควรใช้ได้นานและทนทาน</text:span></text:p>
      <text:p text:style-name="P309">6.การศึกษาและสำรวจแหล่งพลังงานเพื่อนำมาใช้ประโยชนม์ากที่สุด</text:p>
      <text:p text:style-name="P310"><text:span text:style-name="T311">7.การศึกษารูปแบบสถาปัตยกรรมพื้นถิ่นการก่อสรา้งให้กลมกลืนกับธรรมชาติแวดล้อมและ วัฒนธรรมพื้นบ้านที่ไม่ม่ีสิ่งแปลกปลอมเข้าไปและควรคำนึงถึงเส้นทางการใช้สำหรับคนพิการดว้ย</text:span></text:p>
      <text:p text:style-name="P312"><text:span text:style-name="T313">8.การจัดของเสียต้องมีระบบการกาจัดน้ำเสียท่ีมีประสิทธิภาพการบำบัดน้ำเสียก่อนทิ้งลงสู</text:span><text:span text:style-name="T314">่</text:span><text:span text:style-name="T315">ธรรมชาติ การกำจัดขยะและปฏิกูลหลักใช้แล้วใช้ซ้ำ และเปลี่ยนแปลงการใช้ประโยชน์อีีก สำหรับของเสียจากห้อ</text:span><text:span text:style-name="T316">งสุ</text:span><text:span text:style-name="T317">ขาอาจใช้ระบบการทาแก๊สมวลชีวภาพ</text:span></text:p>
      <text:p text:style-name="P318"><text:span text:style-name="T319">9.การจัดการด้านการบริการการท่องเที่ยวควรคำนึงถึงระดับมาตรฐานสากล เช่น</text:span></text:p>
      <text:p text:style-name="P320"><text:span text:style-name="T321">ISO9000 ISO 14000 ISO 18000</text:span><text:span text:style-name="T322"><text:s/>เป็นต้น</text:span></text:p>
      <text:p text:style-name="P323"><text:span text:style-name="T324">10. การให้การศึกษาเก่ียวกับวิธีการจัดการทรัพยากรการท่องเที่ยวจะต้องให้การศึกษา</text:span></text:p>
      <text:p text:style-name="P325"><text:span text:style-name="T326">แก่ประชาชนท้องถิ่นทุกระดับโดยให้มีการเรียนรู้และเพิ่มพูนประสบการณ์</text:span></text:p>
      <text:p text:style-name="P327"><text:span text:style-name="T328">11.การตรวจสอบผลกระทบและประเมินศักยภาพในแหล่งท่องเท่ียวจะต้องกำหนด</text:span></text:p>
      <text:p text:style-name="P329">สถานภาพให้เหมาะสม โดยการหารายละเอียดและรวบรวมข้อมูลสภาพแวดล้อมในท่ีแห่งนั้น ว่าควรอยู่ในระดับใด ด้วยการหาความสมดุลระหว่างขีดความสามารถรองรับในพื้นที่ และความต้องการของนักท่องเที่ยว</text:p>
      <text:p text:style-name="P330"><text:span text:style-name="T331">12. การจัดการการท่องเที่ยวต้องมีการวางแผนปรับปรุงและพัฒนากฎระเบียบ ระหว่างผู้ประกอบการ ภาครฐับาลองคก์รพัฒนาเอกชนกับประชาชนท้องถิ่น</text:span></text:p>
      <text:p text:style-name="P332">องค์ประกอบหลักที่สำคัญของการท่องเที่ยวเชิงนิเวศมี 4 ประการ คือ</text:p>
      <text:p text:style-name="P333"><text:span text:style-name="T334">1.<text:s/></text:span><text:span text:style-name="T335">องค์ประกอบด้านพื้นที่เป็นการท่องเที่ยวในแหล่งท่องเที่ยวที่เกี่ยวเนื่อง</text:span><text:span text:style-name="T336">กับธรรมชาติที่มีเอกลกัษณ์เฉพาะถิ่นนั้นๆ รวมทั้งแหล่งวัฒนธรรมและประวัติศาสตร์ที่เกี่ยวเนื่อง กับระบบนิเวศ (</text:span><text:span text:style-name="T337">Eco<text:s/></text:span><text:span text:style-name="T338">-<text:s/></text:span><text:span text:style-name="T339">System</text:span><text:span text:style-name="T340">) ในพื้นที่นั้นๆ องค์ประกอบด้านพื้นที่ดังกล่าวจึงเป็นการท่องเที่ยว ที่มีพื้รฐานอยู่กับธรรมชาติ (</text:span><text:span text:style-name="T341">Nature<text:s/></text:span><text:span text:style-name="T342">–<text:s/></text:span><text:span text:style-name="T343">Based Tourism</text:span><text:span text:style-name="T344">) เป็นสำคัญหรือสามารถอาจเรียกว่า เป็นการท่องเที่ยวในแหล่งท่องเที่ยวเกี่ยวกับระบบนิเวศ(</text:span><text:span text:style-name="T345">Ecological</text:span><text:span text:style-name="T346">–</text:span><text:span text:style-name="T347">BasedTourism</text:span><text:span text:style-name="T348">)</text:span></text:p>
      <text:soft-page-break/>
      <text:p text:style-name="P349"><text:span text:style-name="T350">2. องค์ประกอบด้านการจัดการเป็นการท่องเที่ยวในแหล่งท่องเที่ยวที่ต้องมีควา</text:span><text:span text:style-name="T351">ม</text:span><text:span text:style-name="T352">รับผิดชอบ (</text:span><text:span text:style-name="T353">ResponsibleTravel</text:span><text:span text:style-name="T354">) โดยต้องไม่ก่อใหเ้กิดผลกระทบต่อสิ่งแวดล้อมและสังคม มีการจัดการที่ยั่งยืนครอบคลุมไปถึงการอนุรักษ์ทรัพยากร การจีดการสิ่งแวดล้อมการป้องกัน และจำกัดมลพิษภาวะและควบคุมอย่างมีขอบเขตจึงเป็นการท่องเที่ยวที่มีการจัดการยั่งยืน</text:span></text:p>
      <text:p text:style-name="P355"><text:span text:style-name="T356">3.องค์ประกอบด้านกิจกรรมและกระบวนการเป็นการท่องเที่ยวในแหล่ง ท่องเที่ยวที่มีกระบวนการเรียนรู้ โดยมีการให้การศึกษาเกี่ยวกับสภาพแวดล้อมและระบบนิเวศของ แหล่งท่องเที่ยว เป็นการเพิ่มพูนความรู้ ประสบการณ์ ความประทับใจ เพื่อสร้างความตระหนักและ ปลูกจิตสำนึกที่ถูกต้องแก่นักท่องเที่ยวประชาชนท้องถิ่นและผู้ประกอบการที่เกี่ยวข้องจึงเป็นการท่องเที่ยวสิ่งแวดล้อมศึกษา (</text:span><text:span text:style-name="T357">Environmental Education<text:s/></text:span><text:span text:style-name="T358">-<text:s/></text:span><text:span text:style-name="T359">Based Tourism</text:span><text:span text:style-name="T360">)</text:span></text:p>
      <text:p text:style-name="P361"><text:span text:style-name="T362">4.องค์ประกอบด้านการมีส่วนร่วมเป็นการท่องเที่ยวในแหล่งท่องเที่ยวที่มีการคำนึงถึงการมีส่วนร่วมของชุมชนและประชาชนท้องถิ่น และผู้ประกอบการที่เกี่ยวข้องที่มีส่วนร่วมในการคิด วางแผนปฏิบัติตามแผนได้รับประโยชน์ติดตามตรวจสอบ ตลอดจนร่วมบำรุงรักษา ทรัพยากรการท่องเที่ยว ก่อให้เกิดผลประโยชน์ในท้องถิ่น ทั้งการกระจายรายได้ การยกระดับ คุณภาพชีวิต และการได้รัับผลตอบแทนเพื่อกลับมาบ</text:span><text:span text:style-name="T363">ำ</text:span><text:span text:style-name="T364">รุงรักษา และจัดการแหล่งท่องเที่ยวด้วยจากองค์ประกอบหลักที่สำคัญของการท่องเที่ยวเชิงนิเวศดังกล่าว จะเห็นว่าองค์ประกอบด้านการมีส่วนร่วมนั้นจะก่อใหเ้กิดผลประโยชน์ในท้อ</text:span><text:span text:style-name="T365">ง</text:span><text:span text:style-name="T366">ถิ่นทั้งการกระจายรายได้การยกระดับคุณภาพชีวิต และการได้รั</text:span><text:span text:style-name="T367">บ</text:span><text:span text:style-name="T368">ผลตอบแทนเพื่อกลับมาบำรุงรั</text:span><text:span text:style-name="T369">ก</text:span><text:span text:style-name="T370">ษา และจัดการแหล่งท่องเที่ยวด้วย</text:span></text:p>
      <text:p text:style-name="P371"><text:span text:style-name="T372">ดังนั้นการท่องเที่ยวเชิงนิเวศ (</text:span><text:span text:style-name="T373">Ecotourism</text:span><text:span text:style-name="T374">) จึงมีการจำกัดความดังนี้ คือ การท่องเที่ยวจะมีความรู</text:span><text:span text:style-name="T375">้ค</text:span><text:span text:style-name="T376">วามเข้าใจมีจิตสำนึกต่อทรัพยากรธรรมชาติและสิ่งแวดล</text:span><text:span text:style-name="T377">้อ</text:span><text:span text:style-name="T378">มจะต้องมีความรับผิดชอบในแหล่งธรรมชาติที่มีเอกลักษณ์เฉพาะถิ่นและแหล่งวัฒนธรรมที่เกี่ยวเนื่องกับระบบนิเวศทั้งระบบ ไม่ว่าระบบนิเวศที่มีขนาดเล็กหรือขนาดใหญ่ก็ตามการท่องเที่ยวเชิงนิเวศนี้จะต้องให้ความสำคัญรายละเอียดทางทรัพยากรธรรมชาติไปร่วมกับ การท่องเที่ยวพร้อมๆกันโดยมีกระบวนการเรียนรู้ร่วมกันของผู้ที่เกี่ยวข้องทั้งภาครัฐ ภาคเอกชน ชุมชน และนักท่องเที่ยว ภายใต้การจัดการสิ่งแวดล้อมและการท่องเที่ยวอย่างมีส่วนร่วมของท้องถิ่นเดิม</text:span></text:p>
      <text:p text:style-name="P379"/>
      <text:p text:style-name="P380"/>
      <text:p text:style-name="P381"/>
      <text:p text:style-name="P382"/>
      <text:p text:style-name="P383"/>
      <text:p text:style-name="P3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Thonburi" svg:font-family="Thonburi" style:font-family-generic="roman"/>
    <style:font-face style:name="UICTFontTextStyleBody" svg:font-family="UICTFontTextStyleBody" style:font-family-generic="roman"/>
    <style:font-face style:name="TH SarabunPSK" svg:font-family="TH SarabunPSK" style:font-family-generic="swiss" style:font-pitch="variable" svg:panose-1="2 11 5 0 4 2 0 2 0 3"/>
    <style:font-face style:name="TH Sarabun New" svg:font-family="TH Sarabun New" style:font-family-generic="swiss" style:font-pitch="variable" svg:panose-1="2 11 5 0 4 2 0 2 0 3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Yu Mincho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4pt" fo:background-color="transparent" style:text-underline-type="none" style:text-underline-color="font-color" style:text-emphasize="none" fo:language="en" fo:country="US" style:language-asian="en" style:country-asian="US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complex="Times New Roman" fo:font-size="12pt" style:font-size-asian="12pt" style:font-size-complex="12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4" style:display-name="s4" style:family="paragraph" style:parent-style-name="Normal">
      <style:paragraph-properties fo:margin-top="0.0694in" fo:margin-bottom="0.0694in"/>
      <style:text-properties style:font-name="Times New Roman" style:font-name-complex="Times New Roman" fo:font-size="12pt" style:font-size-asian="12pt" style:font-size-complex="12pt" fo:hyphenate="false"/>
    </style:style>
    <style:style style:name="s7" style:display-name="s7" style:family="text" style:parent-style-name="DefaultParagraphFont"/>
    <style:style style:name="apple-converted-space" style:display-name="apple-converted-space" style:family="text" style:parent-style-name="DefaultParagraphFont"/>
    <style:style style:name="s8" style:display-name="s8" style:family="paragraph" style:parent-style-name="Normal">
      <style:paragraph-properties fo:margin-top="0.0694in" fo:margin-bottom="0.0694in"/>
      <style:text-properties style:font-name="Times New Roman" style:font-name-complex="Times New Roman" fo:font-size="12pt" style:font-size-asian="12pt" style:font-size-complex="12pt" fo:hyphenate="false"/>
    </style:style>
    <style:style style:name="p1" style:display-name="p1" style:family="paragraph" style:parent-style-name="Normal">
      <style:text-properties style:font-name="Thonburi" style:font-name-complex="Times New Roman" fo:font-size="13pt" style:font-size-asian="13pt" style:font-size-complex="13pt" fo:hyphenate="false"/>
    </style:style>
    <style:style style:name="s1" style:display-name="s1" style:family="text" style:parent-style-name="DefaultParagraphFont">
      <style:text-properties style:font-name="Thonburi" fo:font-weight="normal" style:font-weight-asian="normal" style:font-weight-complex="normal" fo:font-style="normal" style:font-style-asian="normal" style:font-style-complex="normal" fo:font-size="13pt" style:font-size-asian="13pt" style:font-size-complex="13pt"/>
    </style:style>
    <style:style style:name="s2" style:display-name="s2" style:family="text" style:parent-style-name="DefaultParagraphFont">
      <style:text-properties style:font-name="UICTFontTextStyleBody" fo:font-weight="normal" style:font-weight-asian="normal" style:font-weight-complex="normal" fo:font-style="normal" style:font-style-asian="normal" style:font-style-complex="normal" fo:font-size="13pt" style:font-size-asian="13pt" style:font-size-complex="13pt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nsicha.rcs@outlook.co.th</meta:initial-creator>
    <dc:creator>Apiwat keawkrejang</dc:creator>
    <meta:creation-date>2022-08-28T21:39:00Z</meta:creation-date>
    <dc:date>2022-08-29T04:56:00Z</dc:date>
    <meta:template xlink:href="Normal.dotm" xlink:type="simple"/>
    <meta:editing-cycles>167</meta:editing-cycles>
    <meta:editing-duration>PT15720S</meta:editing-duration>
    <meta:document-statistic meta:page-count="7" meta:paragraph-count="22" meta:word-count="1710" meta:character-count="11435" meta:row-count="81" meta:non-whitespace-character-count="9747"/>
  </office:meta>
</office:document-meta>
</file>